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蘭亭黑-繁" svg:font-family="蘭亭黑-繁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383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蘭亭黑-繁" fo:font-size="12pt" style:font-name-asian="蘭亭黑-繁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蘭亭黑-繁" fo:font-size="12pt" style:font-name-asian="蘭亭黑-繁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現在有{a}個貝殼，又數{b}個，合起來有幾個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-b-10}</text:p>
          </table:table-cell>
        </table:table-row>
        <table:table-row table:style-name="ro2">
          <table:table-cell table:style-name="ce1" office:value-type="string" calcext:value-type="string">
            <text:p>現在有{a+b}個雞蛋，拿走{b}個，剩下幾個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-10}</text:p>
          </table:table-cell>
          <table:table-cell office:value-type="string" calcext:value-type="string">
            <text:p>{a+b}</text:p>
          </table:table-cell>
        </table:table-row>
        <table:table-row table:style-name="ro1">
          <table:table-cell table:style-name="ce1" office:value-type="string" calcext:value-type="string">
            <text:p>10顆糖果裝一盒，10盒再裝一箱，{a}箱、{b}盒又{c}顆，共有幾顆糖果？</text:p>
          </table:table-cell>
          <table:table-cell office:value-type="string" calcext:value-type="string">
            <text:p>{a*100+b*10+c}</text:p>
          </table:table-cell>
          <table:table-cell office:value-type="string" calcext:value-type="string">
            <text:p>{a*10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c}</text:p>
          </table:table-cell>
        </table:table-row>
        <table:table-row table:style-name="ro2">
          <table:table-cell office:value-type="string" calcext:value-type="string">
            <text:p>{a}個十和{b}個一合起來是多少？</text:p>
          </table:table-cell>
          <table:table-cell office:value-type="string" calcext:value-type="string">
            <text:p>{a*10+b}</text:p>
          </table:table-cell>
          <table:table-cell office:value-type="string" calcext:value-type="string">
            <text:p>{a*10}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</table:table-row>
        <table:table-row table:style-name="ro2">
          <table:table-cell office:value-type="string" calcext:value-type="string">
            <text:p>妙妙用綠緞帶量公布欄，量了{a+b}次，奇奇用紅緞帶量了{a}次，哪一種緞帶比較長？</text:p>
          </table:table-cell>
          <table:table-cell office:value-type="string" calcext:value-type="string">
            <text:p>紅緞帶</text:p>
          </table:table-cell>
          <table:table-cell office:value-type="string" calcext:value-type="string">
            <text:p>藍緞帶</text:p>
          </table:table-cell>
          <table:table-cell office:value-type="string" calcext:value-type="string">
            <text:p>綠緞帶</text:p>
          </table:table-cell>
          <table:table-cell office:value-type="string" calcext:value-type="string">
            <text:p>一樣長</text:p>
          </table:table-cell>
        </table:table-row>
        <table:table-row table:style-name="ro2">
          <table:table-cell office:value-type="string" calcext:value-type="string">
            <text:p>詠安有一條長{a+b}公分的彩帶，剪掉{b}公分後，還剩下幾公分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-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紅繩子長{a+b}公分，藍繩子長{b}公分，紅繩子比藍繩子長幾公分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-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陳秉謙有 {a} 隻動物，陳禾畯有 {b} 隻動物，總共有幾隻動物 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烤箱裡有{a}個✭形餅乾和{b}個❤形餅乾，共有幾個餅乾呢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樹上有 {a} 隻小鳥，又飛來 {b} 隻，現在樹上有幾隻小鳥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小琳買了一把{b}元的剪刀後，身上還剩下{a}元， 她原本身上有多少元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{a}多{b}是多少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陳秉謙有 {a+b} 隻動物，陳禾畯有 {b} 隻動物，陳秉謙比陳禾畯多幾隻動物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-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{a+b}少{b}是多少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-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花園裡有{b}朵黃花和{a+b}朵紅花，黃花比紅花少幾朵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-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{a}公分的彩帶，接上{b}公分的彩帶，一共長多少公分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一包色紙賣{a}元，一本圖畫冊比一包色紙貴{b}元， 一本圖畫冊賣多少元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一包圖畫紙賣{a+b}元，一本圖畫冊比一包色紙貴{b}元， 一包色紙賣多少元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盒子裡有{a+b}顆藍色珠子，和{b}顆紅色珠子，這兩種珠子相差幾顆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老師買了一些鉛筆，分給學生{a}枝後，還剩{b}枝，老師買了幾枝鉛筆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哥哥現在有{b}元，再存多少元就會有{a+b}元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小華身上有{b}元，想買一盒彩色筆，彩色筆一盒{a+b}元，還不夠多少元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院子裡有{a}隻 🐶　和{b}隻 🐱 ，合起來有幾個動物？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-10}</text:p>
          </table:table-cell>
        </table:table-row>
        <table:table-row table:style-name="ro2">
          <table:table-cell office:value-type="string" calcext:value-type="string">
            <text:p>我有{a+b}粒糖果，吃掉{b}顆，還剩下幾顆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原來有{a+b}顆氣球，爆掉{b}顆，還剩下幾顆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魔術師手上有{a+b}張牌，他丟出了{b}張，最後手上有幾張牌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有一群小朋友共{a+b}位，其中{b}位是男生，那麼有幾位是女生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小芸買了一枝鉛筆和一本筆記本，剛好是{a+b}元， 一枝鉛筆{b}元，一本筆記本多少元</text:p>
          </table:table-cell>
          <table:table-cell office:value-type="string" calcext:value-type="string">
            <text:p>{a}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a-b+10}</text:p>
          </table:table-cell>
          <table:table-cell office:value-type="string" calcext:value-type="string">
            <text:p>{a+b}</text:p>
          </table:table-cell>
        </table:table-row>
        <table:table-row table:style-name="ro2">
          <table:table-cell office:value-type="string" calcext:value-type="string">
            <text:p>妮妮練習跳繩，第1次跳{a}下，第2次也跳{b}下，她共跳了幾下</text:p>
          </table:table-cell>
          <table:table-cell office:value-type="string" calcext:value-type="string">
            <text:p>{a+b}</text:p>
          </table:table-cell>
          <table:table-cell office:value-type="string" calcext:value-type="string">
            <text:p>{a-b}</text:p>
          </table:table-cell>
          <table:table-cell office:value-type="string" calcext:value-type="string">
            <text:p>{b-a}</text:p>
          </table:table-cell>
          <table:table-cell office:value-type="string" calcext:value-type="string">
            <text:p>{a+b+1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蘭亭黑-繁" svg:font-family="蘭亭黑-繁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6">
      <number:month/>
      <number:text>/</number:text>
      <number:day/>
    </number:date-style>
    <number:date-style style:name="N117">
      <number:month number:style="long"/>
      <number:text>/</number:text>
      <number:day number:style="long"/>
    </number:date-style>
    <number:number-style style:name="N118P0" style:volatile="true">
      <number:text>$</number:text>
      <number:number number:decimal-places="0" number:min-decimal-places="0" number:min-integer-digits="1" number:grouping="true"/>
    </number:number-style>
    <number:number-style style:name="N118">
      <number:text>-$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decimal-places="2" number:min-integer-digits="1" number:grouping="true"/>
    </number:number-style>
    <number:number-style style:name="N120">
      <number:text>-$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 number:style="long"/>
      <number:text>:</number:text>
      <number:minutes number:style="long"/>
      <number:text> </number:text>
      <number:am-pm/>
    </number:time-style>
    <number:time-style style:name="N12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28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8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0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/>
      <number:text>/</number:text>
      <number:day/>
      <number:text>/</number:text>
      <number:year/>
    </number:date-style>
    <number:time-style style:name="N133">
      <number:hours number:style="long"/>
      <number:text>時</number:text>
      <number:minutes number:style="long"/>
      <number:text>分</number:text>
    </number:time-style>
    <number:time-style style:name="N134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35">
      <number:am-pm/>
      <number:hours number:style="long"/>
      <number:text>時</number:text>
      <number:minutes number:style="long"/>
      <number:text>分</number:text>
    </number:time-style>
    <number:time-style style:name="N136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month number:style="long"/>
      <number:text>-</number:text>
      <number:day number:style="long"/>
    </number:date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4T09:55:03.534011873</meta:creation-date>
    <dc:date>2021-11-04T13:21:21.181633965</dc:date>
    <meta:editing-duration>PT3H5M38S</meta:editing-duration>
    <meta:editing-cycles>6</meta:editing-cycles>
    <meta:generator>LibreOffice/7.0.6.2$MacOSX_X86_64 LibreOffice_project/144abb84a525d8e30c9dbbefa69cbbf2d8d4ae3b</meta:generator>
    <meta:document-statistic meta:table-count="1" meta:cell-count="145" meta:object-count="0"/>
  </office:meta>
</office:document-meta>
</file>